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61"/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74.64pt" svg:y="204.6pt">
            <loext:p draw:notify-on-update-of-ranges="Sheet1.S3:Sheet1.S8 Sheet1.J3:Sheet1.J8 Sheet1.M3:Sheet1.M8 Sheet1.J3:Sheet1.J8 Sheet1.P3:Sheet1.P8 Sheet1.J3:Sheet1.J8 Sheet1.S3:Sheet1.S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FeFe</text:p>
          </table:table-cell>
          <table:table-cell office:value-type="string" calcext:value-type="string">
            <text:p>FeD</text:p>
          </table:table-cell>
          <table:table-cell office:value-type="string" calcext:value-type="string">
            <text:p>PbPb</text:p>
          </table:table-cell>
          <table:table-cell office:value-type="string" calcext:value-type="string">
            <text:p>PbD</text:p>
          </table:table-cell>
          <table:table-cell table:number-columns-repeated="3"/>
          <table:table-cell table:style-name="ce3" office:value-type="string" calcext:value-type="string" table:number-columns-spanned="3" table:number-rows-spanned="1">
            <text:p>C</text:p>
          </table:table-cell>
          <table:covered-table-cell table:style-name="ce7"/>
          <table:covered-table-cell table:style-name="ce9"/>
          <table:table-cell table:style-name="ce3" office:value-type="string" calcext:value-type="string" table:number-columns-spanned="3" table:number-rows-spanned="1">
            <text:p>Fe</text:p>
          </table:table-cell>
          <table:covered-table-cell table:style-name="ce7"/>
          <table:covered-table-cell table:style-name="ce9"/>
          <table:table-cell table:style-name="ce3" office:value-type="string" calcext:value-type="string" table:number-columns-spanned="3" table:number-rows-spanned="1">
            <text:p>Pb</text:p>
          </table:table-cell>
          <table:covered-table-cell table:style-name="ce7"/>
          <table:covered-table-cell table:style-name="ce9"/>
        </table:table-row>
        <table:table-row table:style-name="ro1">
          <table:table-cell office:value-type="string" calcext:value-type="string">
            <text:p>bin</text:p>
          </table:table-cell>
          <table:table-cell table:number-columns-repeated="6" office:value-type="string" calcext:value-type="string">
            <text:p>Npi0</text:p>
          </table:table-cell>
          <table:table-cell/>
          <table:table-cell office:value-type="string" calcext:value-type="string">
            <text:p>binpt</text:p>
          </table:table-cell>
          <table:table-cell office:value-type="string" calcext:value-type="string">
            <text:p>Pt</text:p>
          </table:table-cell>
          <table:table-cell table:style-name="ce4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49.94" calcext:value-type="float">
            <text:p>4849.94</text:p>
          </table:table-cell>
          <table:table-cell office:value-type="float" office:value="8629.14" calcext:value-type="float">
            <text:p>8629.14</text:p>
          </table:table-cell>
          <table:table-cell office:value-type="float" office:value="8440.49" calcext:value-type="float">
            <text:p>8440.49</text:p>
          </table:table-cell>
          <table:table-cell office:value-type="float" office:value="15838.1" calcext:value-type="float">
            <text:p>15838.1</text:p>
          </table:table-cell>
          <table:table-cell office:value-type="float" office:value="2640.41" calcext:value-type="float">
            <text:p>2640.41</text:p>
          </table:table-cell>
          <table:table-cell office:value-type="float" office:value="12922.9" calcext:value-type="float">
            <text:p>12922.9</text:p>
          </table:table-cell>
          <table:table-cell/>
          <table:table-cell office:value-type="float" office:value="0" calcext:value-type="float">
            <text:p>0</text:p>
          </table:table-cell>
          <table:table-cell table:formula="of:=0.1/2" office:value-type="float" office:value="0.05" calcext:value-type="float">
            <text:p>0.05</text:p>
          </table:table-cell>
          <table:table-cell table:style-name="ce4" table:formula="of:=SUM([.B3];[.B9];[.B15];[.B21];[.B27];[.B33];[.B39];[.B45];[.B51])" office:value-type="float" office:value="47252.69" calcext:value-type="float">
            <text:p>47252.69</text:p>
          </table:table-cell>
          <table:table-cell table:formula="of:=SUM([.C3];[.C9];[.C15];[.C21];[.C27];[.C33];[.C39];[.C45];[.C51])" office:value-type="float" office:value="67467.96" calcext:value-type="float">
            <text:p>67467.96</text:p>
          </table:table-cell>
          <table:table-cell table:style-name="ce10" table:formula="of:=[.K3]/[.L3]*[.M$12]" office:value-type="float" office:value="0.844411644672159" calcext:value-type="float">
            <text:p>0.844411644672159</text:p>
          </table:table-cell>
          <table:table-cell table:style-name="ce4" table:formula="of:=SUM([.D3];[.D9];[.D15];[.D21];[.D27];[.D33];[.D39];[.D45];[.D51])" office:value-type="float" office:value="77332.29" calcext:value-type="float">
            <text:p>77332.29</text:p>
          </table:table-cell>
          <table:table-cell table:formula="of:=SUM([.E3];[.E9];[.E15];[.E21];[.E27];[.E33];[.E39];[.E45];[.E51])" office:value-type="float" office:value="123315" calcext:value-type="float">
            <text:p>123315</text:p>
          </table:table-cell>
          <table:table-cell table:style-name="ce10" table:formula="of:=[.N3]/[.O3]*[.P$12]" office:value-type="float" office:value="0.691562911398979" calcext:value-type="float">
            <text:p>0.691562911398979</text:p>
          </table:table-cell>
          <table:table-cell table:style-name="ce4" table:formula="of:=SUM([.F3];[.F9];[.F15];[.F21];[.F27];[.F33];[.F39];[.F45];[.F51])" office:value-type="float" office:value="23289.52" calcext:value-type="float">
            <text:p>23289.52</text:p>
          </table:table-cell>
          <table:table-cell table:style-name="ce4" table:formula="of:=SUM([.G3];[.G9];[.G15];[.G21];[.G27];[.G33];[.G39];[.G45];[.G51])" office:value-type="float" office:value="106607.16" calcext:value-type="float">
            <text:p>106607.16</text:p>
          </table:table-cell>
          <table:table-cell table:style-name="ce10" table:formula="of:=[.Q3]/[.R3]*[.S$12]" office:value-type="float" office:value="0.518161585472228" calcext:value-type="float">
            <text:p>0.5181615854722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2.54" calcext:value-type="float">
            <text:p>4222.54</text:p>
          </table:table-cell>
          <table:table-cell office:value-type="float" office:value="5754.92" calcext:value-type="float">
            <text:p>5754.92</text:p>
          </table:table-cell>
          <table:table-cell office:value-type="float" office:value="6537.37" calcext:value-type="float">
            <text:p>6537.37</text:p>
          </table:table-cell>
          <table:table-cell office:value-type="float" office:value="10840.2" calcext:value-type="float">
            <text:p>10840.2</text:p>
          </table:table-cell>
          <table:table-cell office:value-type="float" office:value="1817.77" calcext:value-type="float">
            <text:p>1817.77</text:p>
          </table:table-cell>
          <table:table-cell office:value-type="float" office:value="11473.8" calcext:value-type="float">
            <text:p>11473.8</text:p>
          </table:table-cell>
          <table:table-cell/>
          <table:table-cell office:value-type="float" office:value="1" calcext:value-type="float">
            <text:p>1</text:p>
          </table:table-cell>
          <table:table-cell table:formula="of:=(0.1+0.25)/2" office:value-type="float" office:value="0.175" calcext:value-type="float">
            <text:p>0.175</text:p>
          </table:table-cell>
          <table:table-cell table:style-name="ce4" table:formula="of:=SUM([.B4];[.B10];[.B16];[.B22];[.B28];[.B34];[.B40];[.B46];[.B52])" office:value-type="float" office:value="39959.24" calcext:value-type="float">
            <text:p>39959.24</text:p>
          </table:table-cell>
          <table:table-cell table:formula="of:=SUM([.C4];[.C10];[.C16];[.C22];[.C28];[.C34];[.C40];[.C46];[.C52])" office:value-type="float" office:value="54600.92" calcext:value-type="float">
            <text:p>54600.92</text:p>
          </table:table-cell>
          <table:table-cell table:style-name="ce10" table:formula="of:=[.K4]/[.L4]*[.M$12]" office:value-type="float" office:value="0.882353300700599" calcext:value-type="float">
            <text:p>0.882353300700599</text:p>
          </table:table-cell>
          <table:table-cell table:style-name="ce4" table:formula="of:=SUM([.D4];[.D10];[.D16];[.D22];[.D28];[.D34];[.D40];[.D46];[.D52])" office:value-type="float" office:value="61337.89" calcext:value-type="float">
            <text:p>61337.89</text:p>
          </table:table-cell>
          <table:table-cell table:formula="of:=SUM([.E4];[.E10];[.E16];[.E22];[.E28];[.E34];[.E40];[.E46];[.E52])" office:value-type="float" office:value="110147.51" calcext:value-type="float">
            <text:p>110147.51</text:p>
          </table:table-cell>
          <table:table-cell table:style-name="ce10" table:formula="of:=[.N4]/[.O4]*[.P$12]" office:value-type="float" office:value="0.614102518884948" calcext:value-type="float">
            <text:p>0.614102518884948</text:p>
          </table:table-cell>
          <table:table-cell table:style-name="ce4" table:formula="of:=SUM([.F4];[.F10];[.F16];[.F22];[.F28];[.F34];[.F40];[.F46];[.F52])" office:value-type="float" office:value="19430.59" calcext:value-type="float">
            <text:p>19430.59</text:p>
          </table:table-cell>
          <table:table-cell table:style-name="ce4" table:formula="of:=SUM([.G4];[.G10];[.G16];[.G22];[.G28];[.G34];[.G40];[.G46];[.G52])" office:value-type="float" office:value="89225.42" calcext:value-type="float">
            <text:p>89225.42</text:p>
          </table:table-cell>
          <table:table-cell table:style-name="ce10" table:formula="of:=[.Q4]/[.R4]*[.S$12]" office:value-type="float" office:value="0.516521538692428" calcext:value-type="float">
            <text:p>0.516521538692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7.14" calcext:value-type="float">
            <text:p>1697.14</text:p>
          </table:table-cell>
          <table:table-cell office:value-type="float" office:value="2282.72" calcext:value-type="float">
            <text:p>2282.72</text:p>
          </table:table-cell>
          <table:table-cell office:value-type="float" office:value="2173.71" calcext:value-type="float">
            <text:p>2173.71</text:p>
          </table:table-cell>
          <table:table-cell office:value-type="float" office:value="4244.74" calcext:value-type="float">
            <text:p>4244.74</text:p>
          </table:table-cell>
          <table:table-cell office:value-type="float" office:value="751.897" calcext:value-type="float">
            <text:p>751.897</text:p>
          </table:table-cell>
          <table:table-cell office:value-type="float" office:value="3846.72" calcext:value-type="float">
            <text:p>3846.7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formula="of:=(0.25+0.4)/2" office:value-type="float" office:value="0.325" calcext:value-type="float">
            <text:p>0.325</text:p>
          </table:table-cell>
          <table:table-cell table:style-name="ce4" table:formula="of:=SUM([.B5];[.B11];[.B17];[.B23];[.B29];[.B35];[.B41];[.B47];[.B53])" office:value-type="float" office:value="16365.22" calcext:value-type="float">
            <text:p>16365.22</text:p>
          </table:table-cell>
          <table:table-cell table:formula="of:=SUM([.C5];[.C11];[.C17];[.C23];[.C29];[.C35];[.C41];[.C47];[.C53])" office:value-type="float" office:value="22006.03" calcext:value-type="float">
            <text:p>22006.03</text:p>
          </table:table-cell>
          <table:table-cell table:style-name="ce10" table:formula="of:=[.K5]/[.L5]*[.M$12]" office:value-type="float" office:value="0.896613766581225" calcext:value-type="float">
            <text:p>0.896613766581225</text:p>
          </table:table-cell>
          <table:table-cell table:style-name="ce4" table:formula="of:=SUM([.D5];[.D11];[.D17];[.D23];[.D29];[.D35];[.D41];[.D47];[.D53])" office:value-type="float" office:value="23958.02" calcext:value-type="float">
            <text:p>23958.02</text:p>
          </table:table-cell>
          <table:table-cell table:formula="of:=SUM([.E5];[.E11];[.E17];[.E23];[.E29];[.E35];[.E41];[.E47];[.E53])" office:value-type="float" office:value="39408.71" calcext:value-type="float">
            <text:p>39408.71</text:p>
          </table:table-cell>
          <table:table-cell table:style-name="ce10" table:formula="of:=[.N5]/[.O5]*[.P$12]" office:value-type="float" office:value="0.670417642442137" calcext:value-type="float">
            <text:p>0.670417642442137</text:p>
          </table:table-cell>
          <table:table-cell table:style-name="ce4" table:formula="of:=SUM([.F5];[.F11];[.F17];[.F23];[.F29];[.F35];[.F41];[.F47];[.F53])" office:value-type="float" office:value="7538.282" calcext:value-type="float">
            <text:p>7538.282</text:p>
          </table:table-cell>
          <table:table-cell table:style-name="ce4" table:formula="of:=SUM([.G5];[.G11];[.G17];[.G23];[.G29];[.G35];[.G41];[.G47];[.G53])" office:value-type="float" office:value="35303.1" calcext:value-type="float">
            <text:p>35303.1</text:p>
          </table:table-cell>
          <table:table-cell table:style-name="ce10" table:formula="of:=[.Q5]/[.R5]*[.S$12]" office:value-type="float" office:value="0.506466338767599" calcext:value-type="float">
            <text:p>0.5064663387675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0.777" calcext:value-type="float">
            <text:p>670.777</text:p>
          </table:table-cell>
          <table:table-cell office:value-type="float" office:value="874.085" calcext:value-type="float">
            <text:p>874.085</text:p>
          </table:table-cell>
          <table:table-cell office:value-type="float" office:value="909.159" calcext:value-type="float">
            <text:p>909.159</text:p>
          </table:table-cell>
          <table:table-cell office:value-type="float" office:value="1514.94" calcext:value-type="float">
            <text:p>1514.94</text:p>
          </table:table-cell>
          <table:table-cell office:value-type="float" office:value="250" calcext:value-type="float">
            <text:p>250</text:p>
          </table:table-cell>
          <table:table-cell office:value-type="float" office:value="1519.65" calcext:value-type="float">
            <text:p>1519.65</text:p>
          </table:table-cell>
          <table:table-cell/>
          <table:table-cell office:value-type="float" office:value="3" calcext:value-type="float">
            <text:p>3</text:p>
          </table:table-cell>
          <table:table-cell table:formula="of:=(0.4+0.55)/2" office:value-type="float" office:value="0.475" calcext:value-type="float">
            <text:p>0.475</text:p>
          </table:table-cell>
          <table:table-cell table:style-name="ce4" table:formula="of:=SUM([.B6];[.B12];[.B18];[.B24];[.B30];[.B36];[.B42];[.B48];[.B54])" office:value-type="float" office:value="7062.03" calcext:value-type="float">
            <text:p>7062.03</text:p>
          </table:table-cell>
          <table:table-cell table:formula="of:=SUM([.C6];[.C12];[.C18];[.C24];[.C30];[.C36];[.C42];[.C48];[.C54])" office:value-type="float" office:value="9465.204" calcext:value-type="float">
            <text:p>9465.204</text:p>
          </table:table-cell>
          <table:table-cell table:style-name="ce10" table:formula="of:=[.K6]/[.L6]*[.M$12]" office:value-type="float" office:value="0.899549020496333" calcext:value-type="float">
            <text:p>0.899549020496333</text:p>
          </table:table-cell>
          <table:table-cell table:style-name="ce4" table:formula="of:=SUM([.D6];[.D12];[.D18];[.D24];[.D30];[.D36];[.D42];[.D48];[.D54])" office:value-type="float" office:value="9869.534" calcext:value-type="float">
            <text:p>9869.534</text:p>
          </table:table-cell>
          <table:table-cell table:formula="of:=SUM([.E6];[.E12];[.E18];[.E24];[.E30];[.E36];[.E42];[.E48];[.E54])" office:value-type="float" office:value="13481.261364" calcext:value-type="float">
            <text:p>13481.261364</text:p>
          </table:table-cell>
          <table:table-cell table:style-name="ce10" table:formula="of:=[.N6]/[.O6]*[.P$12]" office:value-type="float" office:value="0.807333268646582" calcext:value-type="float">
            <text:p>0.807333268646582</text:p>
          </table:table-cell>
          <table:table-cell table:style-name="ce4" table:formula="of:=SUM([.F6];[.F12];[.F18];[.F24];[.F30];[.F36];[.F42];[.F48];[.F54])" office:value-type="float" office:value="3256.718" calcext:value-type="float">
            <text:p>3256.718</text:p>
          </table:table-cell>
          <table:table-cell table:style-name="ce4" table:formula="of:=SUM([.G6];[.G12];[.G18];[.G24];[.G30];[.G36];[.G42];[.G48];[.G54])" office:value-type="float" office:value="15139.059" calcext:value-type="float">
            <text:p>15139.059</text:p>
          </table:table-cell>
          <table:table-cell table:style-name="ce10" table:formula="of:=[.Q6]/[.R6]*[.S$12]" office:value-type="float" office:value="0.510237439037971" calcext:value-type="float">
            <text:p>0.5102374390379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7.668" calcext:value-type="float">
            <text:p>367.668</text:p>
          </table:table-cell>
          <table:table-cell office:value-type="float" office:value="477.838" calcext:value-type="float">
            <text:p>477.838</text:p>
          </table:table-cell>
          <table:table-cell office:value-type="float" office:value="491.2" calcext:value-type="float">
            <text:p>491.2</text:p>
          </table:table-cell>
          <table:table-cell office:value-type="float" office:value="716.165" calcext:value-type="float">
            <text:p>716.165</text:p>
          </table:table-cell>
          <table:table-cell office:value-type="float" office:value="167.901" calcext:value-type="float">
            <text:p>167.901</text:p>
          </table:table-cell>
          <table:table-cell office:value-type="float" office:value="769.963" calcext:value-type="float">
            <text:p>769.963</text:p>
          </table:table-cell>
          <table:table-cell/>
          <table:table-cell office:value-type="float" office:value="4" calcext:value-type="float">
            <text:p>4</text:p>
          </table:table-cell>
          <table:table-cell table:formula="of:=(0.55+0.75)/2" office:value-type="float" office:value="0.65" calcext:value-type="float">
            <text:p>0.65</text:p>
          </table:table-cell>
          <table:table-cell table:style-name="ce4" table:formula="of:=SUM([.B7];[.B13];[.B19];[.B25];[.B31];[.B37];[.B43];[.B49];[.B55])" office:value-type="float" office:value="4123.973" calcext:value-type="float">
            <text:p>4123.973</text:p>
          </table:table-cell>
          <table:table-cell table:formula="of:=SUM([.C7];[.C13];[.C19];[.C25];[.C31];[.C37];[.C43];[.C49];[.C55])" office:value-type="float" office:value="5352.238" calcext:value-type="float">
            <text:p>5352.238</text:p>
          </table:table-cell>
          <table:table-cell table:style-name="ce10" table:formula="of:=[.K7]/[.L7]*[.M$12]" office:value-type="float" office:value="0.928978475707028" calcext:value-type="float">
            <text:p>0.928978475707028</text:p>
          </table:table-cell>
          <table:table-cell table:style-name="ce4" table:formula="of:=SUM([.D7];[.D13];[.D19];[.D25];[.D31];[.D37];[.D43];[.D49];[.D55])" office:value-type="float" office:value="5854.012" calcext:value-type="float">
            <text:p>5854.012</text:p>
          </table:table-cell>
          <table:table-cell table:formula="of:=SUM([.E7];[.E13];[.E19];[.E25];[.E31];[.E37];[.E43];[.E49];[.E55])" office:value-type="float" office:value="8504.407" calcext:value-type="float">
            <text:p>8504.407</text:p>
          </table:table-cell>
          <table:table-cell table:style-name="ce10" table:formula="of:=[.N7]/[.O7]*[.P$12]" office:value-type="float" office:value="0.759095299874614" calcext:value-type="float">
            <text:p>0.759095299874614</text:p>
          </table:table-cell>
          <table:table-cell table:style-name="ce4" table:formula="of:=SUM([.F7];[.F13];[.F19];[.F25];[.F31];[.F37];[.F43];[.F49];[.F55])" office:value-type="float" office:value="1951.094" calcext:value-type="float">
            <text:p>1951.094</text:p>
          </table:table-cell>
          <table:table-cell table:style-name="ce4" table:formula="of:=SUM([.G7];[.G13];[.G19];[.G25];[.G31];[.G37];[.G43];[.G49];[.G55])" office:value-type="float" office:value="8409.713" calcext:value-type="float">
            <text:p>8409.713</text:p>
          </table:table-cell>
          <table:table-cell table:style-name="ce10" table:formula="of:=[.Q7]/[.R7]*[.S$12]" office:value-type="float" office:value="0.550285497931707" calcext:value-type="float">
            <text:p>0.5502854979317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9.659" calcext:value-type="float">
            <text:p>189.659</text:p>
          </table:table-cell>
          <table:table-cell office:value-type="float" office:value="184.73" calcext:value-type="float">
            <text:p>184.73</text:p>
          </table:table-cell>
          <table:table-cell office:value-type="float" office:value="279.169" calcext:value-type="float">
            <text:p>279.169</text:p>
          </table:table-cell>
          <table:table-cell office:value-type="float" office:value="268.529" calcext:value-type="float">
            <text:p>268.529</text:p>
          </table:table-cell>
          <table:table-cell office:value-type="float" office:value="39.3081" calcext:value-type="float">
            <text:p>39.3081</text:p>
          </table:table-cell>
          <table:table-cell office:value-type="float" office:value="299.284" calcext:value-type="float">
            <text:p>299.284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75+1.5)/2" office:value-type="float" office:value="1.125" calcext:value-type="float">
            <text:p>1.125</text:p>
          </table:table-cell>
          <table:table-cell table:style-name="ce5" table:formula="of:=SUM([.B8];[.B14];[.B20];[.B26];[.B32];[.B38];[.B44];[.B50];[.B56])" office:value-type="float" office:value="2661.156" calcext:value-type="float">
            <text:p>2661.156</text:p>
          </table:table-cell>
          <table:table-cell table:style-name="ce8" table:formula="of:=SUM([.C8];[.C14];[.C20];[.C26];[.C32];[.C38];[.C44];[.C50];[.C56])" office:value-type="float" office:value="2858.5287" calcext:value-type="float">
            <text:p>2858.5287</text:p>
          </table:table-cell>
          <table:table-cell table:style-name="ce10" table:formula="of:=[.K8]/[.L8]*[.M$12]" office:value-type="float" office:value="1.12241389034469" calcext:value-type="float">
            <text:p>1.12241389034469</text:p>
          </table:table-cell>
          <table:table-cell table:style-name="ce5" table:formula="of:=SUM([.D8];[.D14];[.D20];[.D26];[.D32];[.D38];[.D44];[.D50];[.D56])" office:value-type="float" office:value="3876.726" calcext:value-type="float">
            <text:p>3876.726</text:p>
          </table:table-cell>
          <table:table-cell table:style-name="ce8" table:formula="of:=SUM([.E8];[.E14];[.E20];[.E26];[.E32];[.E38];[.E44];[.E50];[.E56])" office:value-type="float" office:value="4517.679" calcext:value-type="float">
            <text:p>4517.679</text:p>
          </table:table-cell>
          <table:table-cell table:style-name="ce10" table:formula="of:=[.N8]/[.O8]*[.P$12]" office:value-type="float" office:value="0.946316620925197" calcext:value-type="float">
            <text:p>0.946316620925197</text:p>
          </table:table-cell>
          <table:table-cell table:style-name="ce4" table:formula="of:=SUM([.F8];[.F14];[.F20];[.F26];[.F32];[.F38];[.F44];[.F50];[.F56])" office:value-type="float" office:value="1371.7335" calcext:value-type="float">
            <text:p>1371.7335</text:p>
          </table:table-cell>
          <table:table-cell table:style-name="ce4" table:formula="of:=SUM([.G8];[.G14];[.G20];[.G26];[.G32];[.G38];[.G44];[.G50];[.G56])" office:value-type="float" office:value="4462.228" calcext:value-type="float">
            <text:p>4462.228</text:p>
          </table:table-cell>
          <table:table-cell table:style-name="ce10" table:formula="of:=[.Q8]/[.R8]*[.S$12]" office:value-type="float" office:value="0.729136832096089" calcext:value-type="float">
            <text:p>0.7291368320960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24.86" calcext:value-type="float">
            <text:p>4724.86</text:p>
          </table:table-cell>
          <table:table-cell office:value-type="float" office:value="6745.63" calcext:value-type="float">
            <text:p>6745.63</text:p>
          </table:table-cell>
          <table:table-cell office:value-type="float" office:value="8071.71" calcext:value-type="float">
            <text:p>8071.71</text:p>
          </table:table-cell>
          <table:table-cell office:value-type="float" office:value="11569" calcext:value-type="float">
            <text:p>11569</text:p>
          </table:table-cell>
          <table:table-cell office:value-type="float" office:value="2545.42" calcext:value-type="float">
            <text:p>2545.42</text:p>
          </table:table-cell>
          <table:table-cell office:value-type="float" office:value="10859.7" calcext:value-type="float">
            <text:p>10859.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63.89" calcext:value-type="float">
            <text:p>4063.89</text:p>
          </table:table-cell>
          <table:table-cell office:value-type="float" office:value="7193.31" calcext:value-type="float">
            <text:p>7193.31</text:p>
          </table:table-cell>
          <table:table-cell office:value-type="float" office:value="6284.64" calcext:value-type="float">
            <text:p>6284.64</text:p>
          </table:table-cell>
          <table:table-cell office:value-type="float" office:value="11002.2" calcext:value-type="float">
            <text:p>11002.2</text:p>
          </table:table-cell>
          <table:table-cell office:value-type="float" office:value="2093.19" calcext:value-type="float">
            <text:p>2093.19</text:p>
          </table:table-cell>
          <table:table-cell office:value-type="float" office:value="9171.93" calcext:value-type="float">
            <text:p>9171.9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4.73" calcext:value-type="float">
            <text:p>1664.73</text:p>
          </table:table-cell>
          <table:table-cell office:value-type="float" office:value="2132.48" calcext:value-type="float">
            <text:p>2132.48</text:p>
          </table:table-cell>
          <table:table-cell office:value-type="float" office:value="2595.17" calcext:value-type="float">
            <text:p>2595.17</text:p>
          </table:table-cell>
          <table:table-cell office:value-type="float" office:value="4192.35" calcext:value-type="float">
            <text:p>4192.35</text:p>
          </table:table-cell>
          <table:table-cell office:value-type="float" office:value="881.037" calcext:value-type="float">
            <text:p>881.037</text:p>
          </table:table-cell>
          <table:table-cell office:value-type="float" office:value="3629.36" calcext:value-type="float">
            <text:p>3629.36</text:p>
          </table:table-cell>
          <table:table-cell table:number-columns-repeated="3"/>
          <table:table-cell office:value-type="string" calcext:value-type="string">
            <text:p>NeS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ormC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ormFe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ormP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8.568" calcext:value-type="float">
            <text:p>788.568</text:p>
          </table:table-cell>
          <table:table-cell office:value-type="float" office:value="1036.15" calcext:value-type="float">
            <text:p>1036.15</text:p>
          </table:table-cell>
          <table:table-cell office:value-type="float" office:value="1190.86" calcext:value-type="float">
            <text:p>1190.86</text:p>
          </table:table-cell>
          <table:table-cell office:value-type="float" office:value="1760.6" calcext:value-type="float">
            <text:p>1760.6</text:p>
          </table:table-cell>
          <table:table-cell office:value-type="float" office:value="352.491" calcext:value-type="float">
            <text:p>352.491</text:p>
          </table:table-cell>
          <table:table-cell office:value-type="float" office:value="1722.4" calcext:value-type="float">
            <text:p>1722.4</text:p>
          </table:table-cell>
          <table:table-cell table:number-columns-repeated="3"/>
          <table:table-cell table:style-name="ce6" office:value-type="float" office:value="45839000" calcext:value-type="float">
            <text:p>4.58E+07</text:p>
          </table:table-cell>
          <table:table-cell table:style-name="ce6" office:value-type="float" office:value="55266300" calcext:value-type="float">
            <text:p>5.53E+07</text:p>
          </table:table-cell>
          <table:table-cell table:formula="of:=[.L12]/[.K12]" office:value-type="float" office:value="1.20566111826174" calcext:value-type="float">
            <text:p>1.20566111826174</text:p>
          </table:table-cell>
          <table:table-cell table:style-name="ce6" office:value-type="float" office:value="90642100" calcext:value-type="float">
            <text:p>9.06E+07</text:p>
          </table:table-cell>
          <table:table-cell table:style-name="ce6" office:value-type="float" office:value="99957800" calcext:value-type="float">
            <text:p>1.00E+08</text:p>
          </table:table-cell>
          <table:table-cell table:formula="of:=[.O12]/[.N12]" office:value-type="float" office:value="1.10277453854224" calcext:value-type="float">
            <text:p>1.10277453854224</text:p>
          </table:table-cell>
          <table:table-cell table:style-name="ce6" office:value-type="float" office:value="33484200" calcext:value-type="float">
            <text:p>3.35E+07</text:p>
          </table:table-cell>
          <table:table-cell table:style-name="ce6" office:value-type="float" office:value="79420200" calcext:value-type="float">
            <text:p>7.94E+07</text:p>
          </table:table-cell>
          <table:table-cell table:formula="of:=[.R12]/[.Q12]" office:value-type="float" office:value="2.37187091225115" calcext:value-type="float">
            <text:p>2.37187091225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8.671" calcext:value-type="float">
            <text:p>468.671</text:p>
          </table:table-cell>
          <table:table-cell office:value-type="float" office:value="607.099" calcext:value-type="float">
            <text:p>607.099</text:p>
          </table:table-cell>
          <table:table-cell office:value-type="float" office:value="659.584" calcext:value-type="float">
            <text:p>659.584</text:p>
          </table:table-cell>
          <table:table-cell office:value-type="float" office:value="951.777" calcext:value-type="float">
            <text:p>951.777</text:p>
          </table:table-cell>
          <table:table-cell office:value-type="float" office:value="226.353" calcext:value-type="float">
            <text:p>226.353</text:p>
          </table:table-cell>
          <table:table-cell office:value-type="float" office:value="922.044" calcext:value-type="float">
            <text:p>922.04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0.234" calcext:value-type="float">
            <text:p>340.234</text:p>
          </table:table-cell>
          <table:table-cell office:value-type="float" office:value="381.308" calcext:value-type="float">
            <text:p>381.308</text:p>
          </table:table-cell>
          <table:table-cell office:value-type="float" office:value="410.52" calcext:value-type="float">
            <text:p>410.52</text:p>
          </table:table-cell>
          <table:table-cell office:value-type="float" office:value="572.574" calcext:value-type="float">
            <text:p>572.574</text:p>
          </table:table-cell>
          <table:table-cell office:value-type="float" office:value="170.747" calcext:value-type="float">
            <text:p>170.747</text:p>
          </table:table-cell>
          <table:table-cell office:value-type="float" office:value="603.668" calcext:value-type="float">
            <text:p>603.668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21.57" calcext:value-type="float">
            <text:p>4421.57</text:p>
          </table:table-cell>
          <table:table-cell office:value-type="float" office:value="6953.04" calcext:value-type="float">
            <text:p>6953.04</text:p>
          </table:table-cell>
          <table:table-cell office:value-type="float" office:value="7133.77" calcext:value-type="float">
            <text:p>7133.77</text:p>
          </table:table-cell>
          <table:table-cell office:value-type="float" office:value="10343.7" calcext:value-type="float">
            <text:p>10343.7</text:p>
          </table:table-cell>
          <table:table-cell office:value-type="float" office:value="2429.77" calcext:value-type="float">
            <text:p>2429.77</text:p>
          </table:table-cell>
          <table:table-cell office:value-type="float" office:value="9817.84" calcext:value-type="float">
            <text:p>9817.84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36.67" calcext:value-type="float">
            <text:p>5036.67</text:p>
          </table:table-cell>
          <table:table-cell office:value-type="float" office:value="4829.29" calcext:value-type="float">
            <text:p>4829.29</text:p>
          </table:table-cell>
          <table:table-cell office:value-type="float" office:value="7560.96" calcext:value-type="float">
            <text:p>7560.96</text:p>
          </table:table-cell>
          <table:table-cell office:value-type="float" office:value="12942.7" calcext:value-type="float">
            <text:p>12942.7</text:p>
          </table:table-cell>
          <table:table-cell office:value-type="float" office:value="2055.85" calcext:value-type="float">
            <text:p>2055.85</text:p>
          </table:table-cell>
          <table:table-cell office:value-type="float" office:value="8579.49" calcext:value-type="float">
            <text:p>8579.4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63.94" calcext:value-type="float">
            <text:p>1663.94</text:p>
          </table:table-cell>
          <table:table-cell office:value-type="float" office:value="2194.92" calcext:value-type="float">
            <text:p>2194.92</text:p>
          </table:table-cell>
          <table:table-cell office:value-type="float" office:value="2674.04" calcext:value-type="float">
            <text:p>2674.04</text:p>
          </table:table-cell>
          <table:table-cell office:value-type="float" office:value="3994.07" calcext:value-type="float">
            <text:p>3994.07</text:p>
          </table:table-cell>
          <table:table-cell office:value-type="float" office:value="745.441" calcext:value-type="float">
            <text:p>745.441</text:p>
          </table:table-cell>
          <table:table-cell office:value-type="float" office:value="3471.07" calcext:value-type="float">
            <text:p>3471.07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2.917" calcext:value-type="float">
            <text:p>782.917</text:p>
          </table:table-cell>
          <table:table-cell office:value-type="float" office:value="1121.37" calcext:value-type="float">
            <text:p>1121.37</text:p>
          </table:table-cell>
          <table:table-cell office:value-type="float" office:value="1210.96" calcext:value-type="float">
            <text:p>1210.96</text:p>
          </table:table-cell>
          <table:table-cell office:value-type="float" office:value="1770.01" calcext:value-type="float">
            <text:p>1770.01</text:p>
          </table:table-cell>
          <table:table-cell office:value-type="float" office:value="439.128" calcext:value-type="float">
            <text:p>439.128</text:p>
          </table:table-cell>
          <table:table-cell office:value-type="float" office:value="1583.56" calcext:value-type="float">
            <text:p>1583.56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8.031" calcext:value-type="float">
            <text:p>518.031</text:p>
          </table:table-cell>
          <table:table-cell office:value-type="float" office:value="692.104" calcext:value-type="float">
            <text:p>692.104</text:p>
          </table:table-cell>
          <table:table-cell office:value-type="float" office:value="738.261" calcext:value-type="float">
            <text:p>738.261</text:p>
          </table:table-cell>
          <table:table-cell office:value-type="float" office:value="1044.77" calcext:value-type="float">
            <text:p>1044.77</text:p>
          </table:table-cell>
          <table:table-cell office:value-type="float" office:value="278.219" calcext:value-type="float">
            <text:p>278.219</text:p>
          </table:table-cell>
          <table:table-cell office:value-type="float" office:value="1054.18" calcext:value-type="float">
            <text:p>1054.18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1.572" calcext:value-type="float">
            <text:p>371.572</text:p>
          </table:table-cell>
          <table:table-cell office:value-type="float" office:value="483.708" calcext:value-type="float">
            <text:p>483.708</text:p>
          </table:table-cell>
          <table:table-cell office:value-type="float" office:value="592.607" calcext:value-type="float">
            <text:p>592.607</text:p>
          </table:table-cell>
          <table:table-cell office:value-type="float" office:value="740.47" calcext:value-type="float">
            <text:p>740.47</text:p>
          </table:table-cell>
          <table:table-cell office:value-type="float" office:value="249.621" calcext:value-type="float">
            <text:p>249.621</text:p>
          </table:table-cell>
          <table:table-cell office:value-type="float" office:value="709.303" calcext:value-type="float">
            <text:p>709.30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42.19" calcext:value-type="float">
            <text:p>6542.19</text:p>
          </table:table-cell>
          <table:table-cell office:value-type="float" office:value="8483.95" calcext:value-type="float">
            <text:p>8483.95</text:p>
          </table:table-cell>
          <table:table-cell office:value-type="float" office:value="9138.78" calcext:value-type="float">
            <text:p>9138.78</text:p>
          </table:table-cell>
          <table:table-cell office:value-type="float" office:value="16150.1" calcext:value-type="float">
            <text:p>16150.1</text:p>
          </table:table-cell>
          <table:table-cell office:value-type="float" office:value="2810.05" calcext:value-type="float">
            <text:p>2810.05</text:p>
          </table:table-cell>
          <table:table-cell office:value-type="float" office:value="14631" calcext:value-type="float">
            <text:p>14631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45.91" calcext:value-type="float">
            <text:p>4845.91</text:p>
          </table:table-cell>
          <table:table-cell office:value-type="float" office:value="6258" calcext:value-type="float">
            <text:p>6258</text:p>
          </table:table-cell>
          <table:table-cell office:value-type="float" office:value="6438.21" calcext:value-type="float">
            <text:p>6438.21</text:p>
          </table:table-cell>
          <table:table-cell office:value-type="float" office:value="13028.3" calcext:value-type="float">
            <text:p>13028.3</text:p>
          </table:table-cell>
          <table:table-cell office:value-type="float" office:value="2234.85" calcext:value-type="float">
            <text:p>2234.85</text:p>
          </table:table-cell>
          <table:table-cell office:value-type="float" office:value="10132.2" calcext:value-type="float">
            <text:p>10132.2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6.44" calcext:value-type="float">
            <text:p>1746.44</text:p>
          </table:table-cell>
          <table:table-cell office:value-type="float" office:value="2549.24" calcext:value-type="float">
            <text:p>2549.24</text:p>
          </table:table-cell>
          <table:table-cell office:value-type="float" office:value="2475.38" calcext:value-type="float">
            <text:p>2475.38</text:p>
          </table:table-cell>
          <table:table-cell office:value-type="float" office:value="4332.74" calcext:value-type="float">
            <text:p>4332.74</text:p>
          </table:table-cell>
          <table:table-cell office:value-type="float" office:value="709.112" calcext:value-type="float">
            <text:p>709.112</text:p>
          </table:table-cell>
          <table:table-cell office:value-type="float" office:value="4192.8" calcext:value-type="float">
            <text:p>4192.8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0.95" calcext:value-type="float">
            <text:p>600.95</text:p>
          </table:table-cell>
          <table:table-cell office:value-type="float" office:value="1026.67" calcext:value-type="float">
            <text:p>1026.67</text:p>
          </table:table-cell>
          <table:table-cell office:value-type="float" office:value="880.066" calcext:value-type="float">
            <text:p>880.066</text:p>
          </table:table-cell>
          <table:table-cell office:value-type="float" office:value="1664.16" calcext:value-type="float">
            <text:p>1664.16</text:p>
          </table:table-cell>
          <table:table-cell office:value-type="float" office:value="320.754" calcext:value-type="float">
            <text:p>320.754</text:p>
          </table:table-cell>
          <table:table-cell office:value-type="float" office:value="1621.54" calcext:value-type="float">
            <text:p>1621.5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4.673" calcext:value-type="float">
            <text:p>334.673</text:p>
          </table:table-cell>
          <table:table-cell office:value-type="float" office:value="471.491" calcext:value-type="float">
            <text:p>471.491</text:p>
          </table:table-cell>
          <table:table-cell office:value-type="float" office:value="513.429" calcext:value-type="float">
            <text:p>513.429</text:p>
          </table:table-cell>
          <table:table-cell office:value-type="float" office:value="757.708" calcext:value-type="float">
            <text:p>757.708</text:p>
          </table:table-cell>
          <table:table-cell office:value-type="float" office:value="159.122" calcext:value-type="float">
            <text:p>159.122</text:p>
          </table:table-cell>
          <table:table-cell office:value-type="float" office:value="787.087" calcext:value-type="float">
            <text:p>787.087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0.95" calcext:value-type="float">
            <text:p>170.95</text:p>
          </table:table-cell>
          <table:table-cell office:value-type="float" office:value="156.093" calcext:value-type="float">
            <text:p>156.093</text:p>
          </table:table-cell>
          <table:table-cell office:value-type="float" office:value="318.877" calcext:value-type="float">
            <text:p>318.877</text:p>
          </table:table-cell>
          <table:table-cell office:value-type="float" office:value="242.73" calcext:value-type="float">
            <text:p>242.73</text:p>
          </table:table-cell>
          <table:table-cell office:value-type="float" office:value="91.2755" calcext:value-type="float">
            <text:p>91.2755</text:p>
          </table:table-cell>
          <table:table-cell office:value-type="float" office:value="238.216" calcext:value-type="float">
            <text:p>238.216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04.85" calcext:value-type="float">
            <text:p>4404.85</text:p>
          </table:table-cell>
          <table:table-cell office:value-type="float" office:value="6550.05" calcext:value-type="float">
            <text:p>6550.05</text:p>
          </table:table-cell>
          <table:table-cell office:value-type="float" office:value="8955.47" calcext:value-type="float">
            <text:p>8955.47</text:p>
          </table:table-cell>
          <table:table-cell office:value-type="float" office:value="13914.3" calcext:value-type="float">
            <text:p>13914.3</text:p>
          </table:table-cell>
          <table:table-cell office:value-type="float" office:value="2690.31" calcext:value-type="float">
            <text:p>2690.31</text:p>
          </table:table-cell>
          <table:table-cell office:value-type="float" office:value="11039.5" calcext:value-type="float">
            <text:p>11039.5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19.75" calcext:value-type="float">
            <text:p>4319.75</text:p>
          </table:table-cell>
          <table:table-cell office:value-type="float" office:value="7243.74" calcext:value-type="float">
            <text:p>7243.74</text:p>
          </table:table-cell>
          <table:table-cell office:value-type="float" office:value="6995.12" calcext:value-type="float">
            <text:p>6995.12</text:p>
          </table:table-cell>
          <table:table-cell office:value-type="float" office:value="13901.1" calcext:value-type="float">
            <text:p>13901.1</text:p>
          </table:table-cell>
          <table:table-cell office:value-type="float" office:value="2216.27" calcext:value-type="float">
            <text:p>2216.27</text:p>
          </table:table-cell>
          <table:table-cell office:value-type="float" office:value="10148.2" calcext:value-type="float">
            <text:p>10148.2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67.46" calcext:value-type="float">
            <text:p>1967.46</text:p>
          </table:table-cell>
          <table:table-cell office:value-type="float" office:value="2466.05" calcext:value-type="float">
            <text:p>2466.05</text:p>
          </table:table-cell>
          <table:table-cell office:value-type="float" office:value="2723.17" calcext:value-type="float">
            <text:p>2723.17</text:p>
          </table:table-cell>
          <table:table-cell office:value-type="float" office:value="4623.69" calcext:value-type="float">
            <text:p>4623.69</text:p>
          </table:table-cell>
          <table:table-cell office:value-type="float" office:value="863.081" calcext:value-type="float">
            <text:p>863.081</text:p>
          </table:table-cell>
          <table:table-cell office:value-type="float" office:value="4168.06" calcext:value-type="float">
            <text:p>4168.06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3.659" calcext:value-type="float">
            <text:p>893.659</text:p>
          </table:table-cell>
          <table:table-cell office:value-type="float" office:value="1076.92" calcext:value-type="float">
            <text:p>1076.92</text:p>
          </table:table-cell>
          <table:table-cell office:value-type="float" office:value="1183.11" calcext:value-type="float">
            <text:p>1183.11</text:p>
          </table:table-cell>
          <table:table-cell office:value-type="float" office:value="1812.1" calcext:value-type="float">
            <text:p>1812.1</text:p>
          </table:table-cell>
          <table:table-cell office:value-type="float" office:value="403.163" calcext:value-type="float">
            <text:p>403.163</text:p>
          </table:table-cell>
          <table:table-cell office:value-type="float" office:value="1818.1" calcext:value-type="float">
            <text:p>1818.1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7.432" calcext:value-type="float">
            <text:p>507.432</text:p>
          </table:table-cell>
          <table:table-cell office:value-type="float" office:value="677.88" calcext:value-type="float">
            <text:p>677.88</text:p>
          </table:table-cell>
          <table:table-cell office:value-type="float" office:value="739.226" calcext:value-type="float">
            <text:p>739.226</text:p>
          </table:table-cell>
          <table:table-cell office:value-type="float" office:value="1088.26" calcext:value-type="float">
            <text:p>1088.26</text:p>
          </table:table-cell>
          <table:table-cell office:value-type="float" office:value="190.496" calcext:value-type="float">
            <text:p>190.496</text:p>
          </table:table-cell>
          <table:table-cell office:value-type="float" office:value="990.932" calcext:value-type="float">
            <text:p>990.932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9.272" calcext:value-type="float">
            <text:p>329.272</text:p>
          </table:table-cell>
          <table:table-cell office:value-type="float" office:value="351.622" calcext:value-type="float">
            <text:p>351.622</text:p>
          </table:table-cell>
          <table:table-cell office:value-type="float" office:value="435.507" calcext:value-type="float">
            <text:p>435.507</text:p>
          </table:table-cell>
          <table:table-cell office:value-type="float" office:value="593.699" calcext:value-type="float">
            <text:p>593.699</text:p>
          </table:table-cell>
          <table:table-cell office:value-type="float" office:value="137.134" calcext:value-type="float">
            <text:p>137.134</text:p>
          </table:table-cell>
          <table:table-cell office:value-type="float" office:value="525.179" calcext:value-type="float">
            <text:p>525.179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31.17" calcext:value-type="float">
            <text:p>4631.17</text:p>
          </table:table-cell>
          <table:table-cell office:value-type="float" office:value="5474.11" calcext:value-type="float">
            <text:p>5474.11</text:p>
          </table:table-cell>
          <table:table-cell office:value-type="float" office:value="7718.41" calcext:value-type="float">
            <text:p>7718.41</text:p>
          </table:table-cell>
          <table:table-cell office:value-type="float" office:value="12413.9" calcext:value-type="float">
            <text:p>12413.9</text:p>
          </table:table-cell>
          <table:table-cell office:value-type="float" office:value="2031.05" calcext:value-type="float">
            <text:p>2031.05</text:p>
          </table:table-cell>
          <table:table-cell office:value-type="float" office:value="10484.5" calcext:value-type="float">
            <text:p>10484.5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91.98" calcext:value-type="float">
            <text:p>4391.98</text:p>
          </table:table-cell>
          <table:table-cell office:value-type="float" office:value="5429.56" calcext:value-type="float">
            <text:p>5429.56</text:p>
          </table:table-cell>
          <table:table-cell office:value-type="float" office:value="6603.23" calcext:value-type="float">
            <text:p>6603.23</text:p>
          </table:table-cell>
          <table:table-cell office:value-type="float" office:value="12365.8" calcext:value-type="float">
            <text:p>12365.8</text:p>
          </table:table-cell>
          <table:table-cell office:value-type="float" office:value="2346.91" calcext:value-type="float">
            <text:p>2346.91</text:p>
          </table:table-cell>
          <table:table-cell office:value-type="float" office:value="9427.49" calcext:value-type="float">
            <text:p>9427.49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48.8" calcext:value-type="float">
            <text:p>1848.8</text:p>
          </table:table-cell>
          <table:table-cell office:value-type="float" office:value="2214.24" calcext:value-type="float">
            <text:p>2214.24</text:p>
          </table:table-cell>
          <table:table-cell office:value-type="float" office:value="2749.01" calcext:value-type="float">
            <text:p>2749.01</text:p>
          </table:table-cell>
          <table:table-cell office:value-type="float" office:value="4090.96" calcext:value-type="float">
            <text:p>4090.96</text:p>
          </table:table-cell>
          <table:table-cell office:value-type="float" office:value="843.922" calcext:value-type="float">
            <text:p>843.922</text:p>
          </table:table-cell>
          <table:table-cell office:value-type="float" office:value="3707.95" calcext:value-type="float">
            <text:p>3707.95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70.536" calcext:value-type="float">
            <text:p>770.536</text:p>
          </table:table-cell>
          <table:table-cell office:value-type="float" office:value="776.308" calcext:value-type="float">
            <text:p>776.308</text:p>
          </table:table-cell>
          <table:table-cell office:value-type="float" office:value="1123.39" calcext:value-type="float">
            <text:p>1123.39</text:p>
          </table:table-cell>
          <table:table-cell office:value-type="float" office:value="1718.32" calcext:value-type="float">
            <text:p>1718.32</text:p>
          </table:table-cell>
          <table:table-cell office:value-type="float" office:value="338.853" calcext:value-type="float">
            <text:p>338.853</text:p>
          </table:table-cell>
          <table:table-cell office:value-type="float" office:value="1566.69" calcext:value-type="float">
            <text:p>1566.69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51.838" calcext:value-type="float">
            <text:p>551.838</text:p>
          </table:table-cell>
          <table:table-cell office:value-type="float" office:value="641.83" calcext:value-type="float">
            <text:p>641.83</text:p>
          </table:table-cell>
          <table:table-cell office:value-type="float" office:value="734.946" calcext:value-type="float">
            <text:p>734.946</text:p>
          </table:table-cell>
          <table:table-cell office:value-type="float" office:value="1038.99" calcext:value-type="float">
            <text:p>1038.99</text:p>
          </table:table-cell>
          <table:table-cell office:value-type="float" office:value="246.273" calcext:value-type="float">
            <text:p>246.273</text:p>
          </table:table-cell>
          <table:table-cell office:value-type="float" office:value="1034.27" calcext:value-type="float">
            <text:p>1034.27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2.306" calcext:value-type="float">
            <text:p>382.306</text:p>
          </table:table-cell>
          <table:table-cell office:value-type="float" office:value="409.682" calcext:value-type="float">
            <text:p>409.682</text:p>
          </table:table-cell>
          <table:table-cell office:value-type="float" office:value="564.414" calcext:value-type="float">
            <text:p>564.414</text:p>
          </table:table-cell>
          <table:table-cell office:value-type="float" office:value="683.428" calcext:value-type="float">
            <text:p>683.428</text:p>
          </table:table-cell>
          <table:table-cell office:value-type="float" office:value="241.953" calcext:value-type="float">
            <text:p>241.953</text:p>
          </table:table-cell>
          <table:table-cell office:value-type="float" office:value="677.479" calcext:value-type="float">
            <text:p>677.479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19.67" calcext:value-type="float">
            <text:p>3919.67</text:p>
          </table:table-cell>
          <table:table-cell office:value-type="float" office:value="5518.2" calcext:value-type="float">
            <text:p>5518.2</text:p>
          </table:table-cell>
          <table:table-cell office:value-type="float" office:value="6164.66" calcext:value-type="float">
            <text:p>6164.66</text:p>
          </table:table-cell>
          <table:table-cell office:value-type="float" office:value="10519" calcext:value-type="float">
            <text:p>10519</text:p>
          </table:table-cell>
          <table:table-cell office:value-type="float" office:value="1745.38" calcext:value-type="float">
            <text:p>1745.38</text:p>
          </table:table-cell>
          <table:table-cell office:value-type="float" office:value="8365.82" calcext:value-type="float">
            <text:p>8365.82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79.48" calcext:value-type="float">
            <text:p>2579.48</text:p>
          </table:table-cell>
          <table:table-cell office:value-type="float" office:value="3721.38" calcext:value-type="float">
            <text:p>3721.38</text:p>
          </table:table-cell>
          <table:table-cell office:value-type="float" office:value="3939.35" calcext:value-type="float">
            <text:p>3939.35</text:p>
          </table:table-cell>
          <table:table-cell office:value-type="float" office:value="7242.41" calcext:value-type="float">
            <text:p>7242.41</text:p>
          </table:table-cell>
          <table:table-cell office:value-type="float" office:value="1111.57" calcext:value-type="float">
            <text:p>1111.57</text:p>
          </table:table-cell>
          <table:table-cell office:value-type="float" office:value="5993.21" calcext:value-type="float">
            <text:p>5993.21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04.22" calcext:value-type="float">
            <text:p>1104.22</text:p>
          </table:table-cell>
          <table:table-cell office:value-type="float" office:value="1463.2" calcext:value-type="float">
            <text:p>1463.2</text:p>
          </table:table-cell>
          <table:table-cell office:value-type="float" office:value="1579.24" calcext:value-type="float">
            <text:p>1579.24</text:p>
          </table:table-cell>
          <table:table-cell office:value-type="float" office:value="2733" calcext:value-type="float">
            <text:p>2733</text:p>
          </table:table-cell>
          <table:table-cell office:value-type="float" office:value="469.342" calcext:value-type="float">
            <text:p>469.342</text:p>
          </table:table-cell>
          <table:table-cell office:value-type="float" office:value="2369.49" calcext:value-type="float">
            <text:p>2369.49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4.703" calcext:value-type="float">
            <text:p>434.703</text:p>
          </table:table-cell>
          <table:table-cell office:value-type="float" office:value="630.561" calcext:value-type="float">
            <text:p>630.561</text:p>
          </table:table-cell>
          <table:table-cell office:value-type="float" office:value="523.629" calcext:value-type="float">
            <text:p>523.629</text:p>
          </table:table-cell>
          <table:table-cell office:value-type="float" office:value="1041.03" calcext:value-type="float">
            <text:p>1041.03</text:p>
          </table:table-cell>
          <table:table-cell office:value-type="float" office:value="169.24" calcext:value-type="float">
            <text:p>169.24</text:p>
          </table:table-cell>
          <table:table-cell office:value-type="float" office:value="960.249" calcext:value-type="float">
            <text:p>960.249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6.869" calcext:value-type="float">
            <text:p>236.869</text:p>
          </table:table-cell>
          <table:table-cell office:value-type="float" office:value="292.866" calcext:value-type="float">
            <text:p>292.866</text:p>
          </table:table-cell>
          <table:table-cell office:value-type="float" office:value="287.512" calcext:value-type="float">
            <text:p>287.512</text:p>
          </table:table-cell>
          <table:table-cell office:value-type="float" office:value="430.377" calcext:value-type="float">
            <text:p>430.377</text:p>
          </table:table-cell>
          <table:table-cell office:value-type="float" office:value="120.2" calcext:value-type="float">
            <text:p>120.2</text:p>
          </table:table-cell>
          <table:table-cell office:value-type="float" office:value="435.467" calcext:value-type="float">
            <text:p>435.467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2.284" calcext:value-type="float">
            <text:p>122.284</text:p>
          </table:table-cell>
          <table:table-cell office:value-type="float" office:value="60.4067" calcext:value-type="float">
            <text:p>60.4067</text:p>
          </table:table-cell>
          <table:table-cell office:value-type="float" office:value="168.717" calcext:value-type="float">
            <text:p>168.717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52.1269" calcext:value-type="float">
            <text:p>52.1269</text:p>
          </table:table-cell>
          <table:table-cell office:value-type="float" office:value="113.555" calcext:value-type="float">
            <text:p>113.555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922.84" calcext:value-type="float">
            <text:p>6922.84</text:p>
          </table:table-cell>
          <table:table-cell office:value-type="float" office:value="10728.5" calcext:value-type="float">
            <text:p>10728.5</text:p>
          </table:table-cell>
          <table:table-cell office:value-type="float" office:value="11567.9" calcext:value-type="float">
            <text:p>11567.9</text:p>
          </table:table-cell>
          <table:table-cell office:value-type="float" office:value="17976.1" calcext:value-type="float">
            <text:p>17976.1</text:p>
          </table:table-cell>
          <table:table-cell office:value-type="float" office:value="3201.9" calcext:value-type="float">
            <text:p>3201.9</text:p>
          </table:table-cell>
          <table:table-cell office:value-type="float" office:value="15756.6" calcext:value-type="float">
            <text:p>15756.6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93.41" calcext:value-type="float">
            <text:p>5393.41</text:p>
          </table:table-cell>
          <table:table-cell office:value-type="float" office:value="7751" calcext:value-type="float">
            <text:p>7751</text:p>
          </table:table-cell>
          <table:table-cell office:value-type="float" office:value="8643.87" calcext:value-type="float">
            <text:p>8643.87</text:p>
          </table:table-cell>
          <table:table-cell office:value-type="float" office:value="15080.8" calcext:value-type="float">
            <text:p>15080.8</text:p>
          </table:table-cell>
          <table:table-cell office:value-type="float" office:value="2980.34" calcext:value-type="float">
            <text:p>2980.34</text:p>
          </table:table-cell>
          <table:table-cell office:value-type="float" office:value="12652.8" calcext:value-type="float">
            <text:p>12652.8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99.44" calcext:value-type="float">
            <text:p>2299.44</text:p>
          </table:table-cell>
          <table:table-cell office:value-type="float" office:value="3366.85" calcext:value-type="float">
            <text:p>3366.85</text:p>
          </table:table-cell>
          <table:table-cell office:value-type="float" office:value="3493.72" calcext:value-type="float">
            <text:p>3493.72</text:p>
          </table:table-cell>
          <table:table-cell office:value-type="float" office:value="5721.29" calcext:value-type="float">
            <text:p>5721.29</text:p>
          </table:table-cell>
          <table:table-cell office:value-type="float" office:value="1177.38" calcext:value-type="float">
            <text:p>1177.38</text:p>
          </table:table-cell>
          <table:table-cell office:value-type="float" office:value="5226.83" calcext:value-type="float">
            <text:p>5226.83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60.48" calcext:value-type="float">
            <text:p>1060.48</text:p>
          </table:table-cell>
          <table:table-cell office:value-type="float" office:value="1476.23" calcext:value-type="float">
            <text:p>1476.23</text:p>
          </table:table-cell>
          <table:table-cell office:value-type="float" office:value="1419.84" calcext:value-type="float">
            <text:p>1419.84</text:p>
          </table:table-cell>
          <table:table-cell office:value-type="float" office:value="0.651364" calcext:value-type="float">
            <text:p>0.651364</text:p>
          </table:table-cell>
          <table:table-cell office:value-type="float" office:value="496.111" calcext:value-type="float">
            <text:p>496.111</text:p>
          </table:table-cell>
          <table:table-cell office:value-type="float" office:value="2156.99" calcext:value-type="float">
            <text:p>2156.99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33.401" calcext:value-type="float">
            <text:p>533.401</text:p>
          </table:table-cell>
          <table:table-cell office:value-type="float" office:value="681.784" calcext:value-type="float">
            <text:p>681.784</text:p>
          </table:table-cell>
          <table:table-cell office:value-type="float" office:value="845.132" calcext:value-type="float">
            <text:p>845.132</text:p>
          </table:table-cell>
          <table:table-cell office:value-type="float" office:value="1199.69" calcext:value-type="float">
            <text:p>1199.69</text:p>
          </table:table-cell>
          <table:table-cell office:value-type="float" office:value="271.268" calcext:value-type="float">
            <text:p>271.268</text:p>
          </table:table-cell>
          <table:table-cell office:value-type="float" office:value="1180.01" calcext:value-type="float">
            <text:p>1180.01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1.735" calcext:value-type="float">
            <text:p>321.735</text:p>
          </table:table-cell>
          <table:table-cell office:value-type="float" office:value="332.835" calcext:value-type="float">
            <text:p>332.835</text:p>
          </table:table-cell>
          <table:table-cell office:value-type="float" office:value="516.621" calcext:value-type="float">
            <text:p>516.621</text:p>
          </table:table-cell>
          <table:table-cell office:value-type="float" office:value="529.657" calcext:value-type="float">
            <text:p>529.657</text:p>
          </table:table-cell>
          <table:table-cell office:value-type="float" office:value="193.013" calcext:value-type="float">
            <text:p>193.013</text:p>
          </table:table-cell>
          <table:table-cell office:value-type="float" office:value="538.892" calcext:value-type="float">
            <text:p>538.892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35.6" calcext:value-type="float">
            <text:p>6835.6</text:p>
          </table:table-cell>
          <table:table-cell office:value-type="float" office:value="8385.34" calcext:value-type="float">
            <text:p>8385.34</text:p>
          </table:table-cell>
          <table:table-cell office:value-type="float" office:value="10141.1" calcext:value-type="float">
            <text:p>10141.1</text:p>
          </table:table-cell>
          <table:table-cell office:value-type="float" office:value="14590.8" calcext:value-type="float">
            <text:p>14590.8</text:p>
          </table:table-cell>
          <table:table-cell office:value-type="float" office:value="3195.23" calcext:value-type="float">
            <text:p>3195.23</text:p>
          </table:table-cell>
          <table:table-cell office:value-type="float" office:value="12729.3" calcext:value-type="float">
            <text:p>12729.3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05.61" calcext:value-type="float">
            <text:p>5105.61</text:p>
          </table:table-cell>
          <table:table-cell office:value-type="float" office:value="6419.72" calcext:value-type="float">
            <text:p>6419.72</text:p>
          </table:table-cell>
          <table:table-cell office:value-type="float" office:value="8335.14" calcext:value-type="float">
            <text:p>8335.14</text:p>
          </table:table-cell>
          <table:table-cell office:value-type="float" office:value="13744" calcext:value-type="float">
            <text:p>13744</text:p>
          </table:table-cell>
          <table:table-cell office:value-type="float" office:value="2573.84" calcext:value-type="float">
            <text:p>2573.84</text:p>
          </table:table-cell>
          <table:table-cell office:value-type="float" office:value="11646.3" calcext:value-type="float">
            <text:p>11646.3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73.05" calcext:value-type="float">
            <text:p>2373.05</text:p>
          </table:table-cell>
          <table:table-cell office:value-type="float" office:value="3336.33" calcext:value-type="float">
            <text:p>3336.33</text:p>
          </table:table-cell>
          <table:table-cell office:value-type="float" office:value="3494.58" calcext:value-type="float">
            <text:p>3494.58</text:p>
          </table:table-cell>
          <table:table-cell office:value-type="float" office:value="5475.87" calcext:value-type="float">
            <text:p>5475.87</text:p>
          </table:table-cell>
          <table:table-cell office:value-type="float" office:value="1097.07" calcext:value-type="float">
            <text:p>1097.07</text:p>
          </table:table-cell>
          <table:table-cell office:value-type="float" office:value="4690.82" calcext:value-type="float">
            <text:p>4690.82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59.44" calcext:value-type="float">
            <text:p>1059.44</text:p>
          </table:table-cell>
          <table:table-cell office:value-type="float" office:value="1446.91" calcext:value-type="float">
            <text:p>1446.91</text:p>
          </table:table-cell>
          <table:table-cell office:value-type="float" office:value="1428.52" calcext:value-type="float">
            <text:p>1428.52</text:p>
          </table:table-cell>
          <table:table-cell office:value-type="float" office:value="2199.45" calcext:value-type="float">
            <text:p>2199.45</text:p>
          </table:table-cell>
          <table:table-cell office:value-type="float" office:value="486.978" calcext:value-type="float">
            <text:p>486.978</text:p>
          </table:table-cell>
          <table:table-cell office:value-type="float" office:value="2189.88" calcext:value-type="float">
            <text:p>2189.88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05.39" calcext:value-type="float">
            <text:p>605.39</text:p>
          </table:table-cell>
          <table:table-cell office:value-type="float" office:value="809.346" calcext:value-type="float">
            <text:p>809.346</text:p>
          </table:table-cell>
          <table:table-cell office:value-type="float" office:value="844.722" calcext:value-type="float">
            <text:p>844.722</text:p>
          </table:table-cell>
          <table:table-cell office:value-type="float" office:value="1276.67" calcext:value-type="float">
            <text:p>1276.67</text:p>
          </table:table-cell>
          <table:table-cell office:value-type="float" office:value="291.262" calcext:value-type="float">
            <text:p>291.262</text:p>
          </table:table-cell>
          <table:table-cell office:value-type="float" office:value="1235.76" calcext:value-type="float">
            <text:p>1235.76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3.144" calcext:value-type="float">
            <text:p>433.144</text:p>
          </table:table-cell>
          <table:table-cell office:value-type="float" office:value="498.144" calcext:value-type="float">
            <text:p>498.144</text:p>
          </table:table-cell>
          <table:table-cell office:value-type="float" office:value="590.294" calcext:value-type="float">
            <text:p>590.294</text:p>
          </table:table-cell>
          <table:table-cell office:value-type="float" office:value="751.958" calcext:value-type="float">
            <text:p>751.958</text:p>
          </table:table-cell>
          <table:table-cell office:value-type="float" office:value="196.555" calcext:value-type="float">
            <text:p>196.555</text:p>
          </table:table-cell>
          <table:table-cell office:value-type="float" office:value="756.652" calcext:value-type="float">
            <text:p>756.65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0/00/0000</text:date>, <text:time style:data-style-name="N2" text:time-value="05:30:29.354344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03:25:40.410496366</meta:creation-date>
    <dc:date>2018-06-09T05:50:00.067398283</dc:date>
    <meta:editing-duration>PT1H29M52S</meta:editing-duration>
    <meta:editing-cycles>2</meta:editing-cycles>
    <meta:generator>LibreOffice/5.2.7.2$Linux_X86_64 LibreOffice_project/20m0$Build-2</meta:generator>
    <meta:document-statistic meta:table-count="1" meta:cell-count="4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66cc" draw:fill-color="#0066c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875cm" svg:y="3.703cm" style:legend-expansion="high" chart:style-name="ch2"/>
        <chart:plot-area chart:style-name="ch3" table:cell-range-address="Sheet1.S3:Sheet1.S8 Sheet1.J3:Sheet1.J8 Sheet1.M3:Sheet1.M8 Sheet1.P3:Sheet1.P8" chart:data-source-has-labels="both" svg:x="0.32cm" svg:y="0.18cm" svg:width="14.235cm" svg:height="8.64cm">
          <chartooo:coordinate-region svg:x="1.047cm" svg:y="0.38cm" svg:width="13.268cm" svg:height="7.793cm"/>
          <chart:axis chart:dimension="x" chart:name="primary-x" chart:style-name="ch4" chartooo:axis-type="auto">
            <chart:categories table:cell-range-address="Sheet1.S3:Sheet1.S8"/>
            <chart:grid chart:style-name="ch5" chart:class="maj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M3:Sheet1.M8" loext:label-string="c" chart:class="chart:scatter">
            <chart:domain table:cell-range-address="Sheet1.J3:Sheet1.J8"/>
            <chart:data-point chart:repeated="6"/>
          </chart:series>
          <chart:series chart:style-name="ch8" chart:values-cell-range-address="Sheet1.P3:Sheet1.P8" loext:label-string="fe" chart:class="chart:scatter">
            <chart:data-point chart:repeated="6"/>
          </chart:series>
          <chart:series chart:style-name="ch9" chart:values-cell-range-address="Sheet1.S3:Sheet1.S8" loext:label-string="pb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</text:p>
              </table:table-cell>
              <table:table-cell office:value-type="string">
                <text:p>fe</text:p>
              </table:table-cell>
              <table:table-cell office:value-type="string">
                <text:p>pb</text:p>
              </table:table-cell>
            </table:table-row>
          </table:table-header-rows>
          <table:table-rows>
            <table:table-row>
              <table:table-cell office:value-type="float" office:value="0.518161585472228">
                <text:p>0.518161585472228</text:p>
                <draw:g>
                  <svg:desc>Sheet1.S3:Sheet1.S8</svg:desc>
                </draw:g>
              </table:table-cell>
              <table:table-cell office:value-type="float" office:value="0.05">
                <text:p>0.05</text:p>
                <draw:g>
                  <svg:desc>Sheet1.J3:Sheet1.J8</svg:desc>
                </draw:g>
              </table:table-cell>
              <table:table-cell office:value-type="float" office:value="0.844411644672159">
                <text:p>0.844411644672159</text:p>
                <draw:g>
                  <svg:desc>Sheet1.M3:Sheet1.M8</svg:desc>
                </draw:g>
              </table:table-cell>
              <table:table-cell office:value-type="float" office:value="0.691562911398979">
                <text:p>0.691562911398979</text:p>
                <draw:g>
                  <svg:desc>Sheet1.P3:Sheet1.P8</svg:desc>
                </draw:g>
              </table:table-cell>
              <table:table-cell office:value-type="float" office:value="0.518161585472228">
                <text:p>0.518161585472228</text:p>
                <draw:g>
                  <svg:desc>Sheet1.S3:Sheet1.S8</svg:desc>
                </draw:g>
              </table:table-cell>
            </table:table-row>
            <table:table-row>
              <table:table-cell office:value-type="float" office:value="0.516521538692428">
                <text:p>0.516521538692428</text:p>
              </table:table-cell>
              <table:table-cell office:value-type="float" office:value="0.175">
                <text:p>0.175</text:p>
              </table:table-cell>
              <table:table-cell office:value-type="float" office:value="0.882353300700599">
                <text:p>0.882353300700599</text:p>
              </table:table-cell>
              <table:table-cell office:value-type="float" office:value="0.614102518884948">
                <text:p>0.614102518884948</text:p>
              </table:table-cell>
              <table:table-cell office:value-type="float" office:value="0.516521538692428">
                <text:p>0.516521538692428</text:p>
              </table:table-cell>
            </table:table-row>
            <table:table-row>
              <table:table-cell office:value-type="float" office:value="0.506466338767599">
                <text:p>0.506466338767599</text:p>
              </table:table-cell>
              <table:table-cell office:value-type="float" office:value="0.325">
                <text:p>0.325</text:p>
              </table:table-cell>
              <table:table-cell office:value-type="float" office:value="0.896613766581225">
                <text:p>0.896613766581225</text:p>
              </table:table-cell>
              <table:table-cell office:value-type="float" office:value="0.670417642442137">
                <text:p>0.670417642442137</text:p>
              </table:table-cell>
              <table:table-cell office:value-type="float" office:value="0.506466338767599">
                <text:p>0.506466338767599</text:p>
              </table:table-cell>
            </table:table-row>
            <table:table-row>
              <table:table-cell office:value-type="float" office:value="0.510237439037971">
                <text:p>0.510237439037971</text:p>
              </table:table-cell>
              <table:table-cell office:value-type="float" office:value="0.475">
                <text:p>0.475</text:p>
              </table:table-cell>
              <table:table-cell office:value-type="float" office:value="0.899549020496333">
                <text:p>0.899549020496333</text:p>
              </table:table-cell>
              <table:table-cell office:value-type="float" office:value="0.807333268646582">
                <text:p>0.807333268646582</text:p>
              </table:table-cell>
              <table:table-cell office:value-type="float" office:value="0.510237439037971">
                <text:p>0.510237439037971</text:p>
              </table:table-cell>
            </table:table-row>
            <table:table-row>
              <table:table-cell office:value-type="float" office:value="0.550285497931707">
                <text:p>0.550285497931707</text:p>
              </table:table-cell>
              <table:table-cell office:value-type="float" office:value="0.65">
                <text:p>0.65</text:p>
              </table:table-cell>
              <table:table-cell office:value-type="float" office:value="0.928978475707028">
                <text:p>0.928978475707028</text:p>
              </table:table-cell>
              <table:table-cell office:value-type="float" office:value="0.759095299874614">
                <text:p>0.759095299874614</text:p>
              </table:table-cell>
              <table:table-cell office:value-type="float" office:value="0.550285497931707">
                <text:p>0.550285497931707</text:p>
              </table:table-cell>
            </table:table-row>
            <table:table-row>
              <table:table-cell office:value-type="float" office:value="0.729136832096089">
                <text:p>0.729136832096089</text:p>
              </table:table-cell>
              <table:table-cell office:value-type="float" office:value="1.125">
                <text:p>1.125</text:p>
              </table:table-cell>
              <table:table-cell office:value-type="float" office:value="1.12241389034469">
                <text:p>1.12241389034469</text:p>
              </table:table-cell>
              <table:table-cell office:value-type="float" office:value="0.946316620925197">
                <text:p>0.946316620925197</text:p>
              </table:table-cell>
              <table:table-cell office:value-type="float" office:value="0.729136832096089">
                <text:p>0.729136832096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